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justify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 fo:background-color="transparent">
        <style:background-image/>
      </style:paragraph-properties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tyle="italic" style:font-style-asian="italic" style:font-style-complex="italic"/>
    </style:style>
    <style:style style:name="T1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style:use-window-font-color="true" fo:font-style="italic" fo:font-weight="normal" fo:background-color="transparent" style:font-style-asian="italic" style:font-weight-asian="normal" style:font-style-complex="italic" style:font-weight-complex="normal"/>
    </style:style>
    <style:style style:name="T3" style:family="text"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rille data</text:p>
      <text:p text:style-name="P1"/>
      <text:p text:style-name="P6"><text:span text:style-name="Strong_20_Emphasis">Quelles sont les données essentielles nécessaires pour ce projet ?</text:span></text:p>
      <text:p text:style-name="P5"><text:span text:style-name="Strong_20_Emphasis"><text:span text:style-name="T2">Les données essentielles sont les œuvres musicales, leurs créateurs, leurs instrumentations, les musiciens et les événements</text:span></text:span><text:span text:style-name="T5"> </text:span></text:p>
      <text:p text:style-name="P1"/>
      <text:p text:style-name="P6"><text:span text:style-name="Strong_20_Emphasis">Quelles sont les sources de données actuelles et futures ?</text:span></text:p>
      <text:p text:style-name="P1"><text:span text:style-name="Strong_20_Emphasis"><text:span text:style-name="T1">Les sources actuelles se résument à deux fichiers excel. </text:span></text:span></text:p>
      <text:p text:style-name="P1"><text:span text:style-name="Strong_20_Emphasis"><text:span text:style-name="T1">Les sources futures sont ces mêmes fichiers </text:span></text:span></text:p>
      <text:p text:style-name="P1"><text:span text:style-name="Strong_20_Emphasis"><text:span text:style-name="T1">+ les extractions du site marchand musicshopeurope</text:span></text:span></text:p>
      <text:p text:style-name="P1"><text:span text:style-name="Strong_20_Emphasis"><text:span text:style-name="T1">+ une API  externe?</text:span></text:span></text:p>
      <text:p text:style-name="P1"><text:span text:style-name="Strong_20_Emphasis"><text:span text:style-name="T1">+ API ou appli de saisie</text:span></text:span></text:p>
      <text:p text:style-name="P2"/>
      <text:p text:style-name="P6"><text:span text:style-name="Strong_20_Emphasis">Quels sont les besoins en termes de qualité des données (exactitude, complétude, cohérence) ?</text:span></text:p>
      <text:p text:style-name="P1"><text:span text:style-name="Strong_20_Emphasis"><text:span text:style-name="T1">Les objectifs de qualité seront dégressifs : </text:span></text:span></text:p>
      <text:p text:style-name="P1"><text:span text:style-name="Strong_20_Emphasis"><text:span text:style-name="T1">année n et n-1 <text:tab/>→ <text:s/></text:span></text:span><text:span text:style-name="T5"><text:s/>totale sur partitions, nomenclature, événements, numérisation</text:span></text:p>
      <text:p text:style-name="P1"><text:span text:style-name="T5">année n-2 à n-5<text:tab/>→ <text:s/>totale sur partitions / événements, partielle nomenclature / numérisation</text:span></text:p>
      <text:p text:style-name="P1"><text:span text:style-name="T5">avant n-5<text:tab/><text:tab/>→ totale sur partitions, optionnelle sur le reste</text:span></text:p>
      <text:p text:style-name="P1"><text:span text:style-name="T5">partition : titre, compositeur</text:span></text:p>
      <text:p text:style-name="P1"><text:span text:style-name="Strong_20_Emphasis"/></text:p>
      <text:p text:style-name="P6"><text:span text:style-name="Strong_20_Emphasis">Quelles sont les exigences de sécurité pour les données ?</text:span></text:p>
      <text:p text:style-name="P1"><text:span text:style-name="Strong_20_Emphasis"><text:span text:style-name="T1">La majeure partie des données n'est pas confidentielle à l'exception des informations sur l'identité des musiciens. L'accès aux données brutes et l'accès en écriture seront réservés aux administrateurs, l'accès en lecture ne sera que par un front.</text:span></text:span><text:span text:style-name="T5"> </text:span></text:p>
      <text:p text:style-name="P1"><text:span text:style-name="T5">Un système de sauvegarde est à prévoir.</text:span></text:p>
      <text:p text:style-name="P1"><text:span text:style-name="Strong_20_Emphasis"/></text:p>
      <text:p text:style-name="P6"><text:span text:style-name="Strong_20_Emphasis">Quelles sont les politiques et procédures de gouvernance des données en place ou nécessaires ?</text:span></text:p>
      <text:p text:style-name="P1"><text:span text:style-name="Strong_20_Emphasis"><text:span text:style-name="T4">Définir des rôles, des règles de gestion, mettre en place des logs</text:span></text:span></text:p>
      <text:p text:style-name="P2"><text:s/></text:p>
      <text:p text:style-name="P6"><text:span text:style-name="Strong_20_Emphasis">Quels sont les besoins en termes d'intégrité des données ?</text:span></text:p>
      <text:p text:style-name="P1"><text:span text:style-name="Strong_20_Emphasis"><text:span text:style-name="T1">Part importante de saisie manuelle, définition de priorités</text:span></text:span></text:p>
      <text:p text:style-name="P1"><text:span text:style-name="Strong_20_Emphasis"/></text:p>
      <text:p text:style-name="P6"><text:span text:style-name="Strong_20_Emphasis">Quelles sont les exigences d'accessibilité des données pour les différents utilisateurs ?</text:span></text:p>
      <text:p text:style-name="P1"><text:span text:style-name="Strong_20_Emphasis"><text:span text:style-name="T1">Pas d'exigence particulière mais favoriser la prise en compte . </text:span></text:span></text:p>
      <text:p text:style-name="P1"><text:span text:style-name="Strong_20_Emphasis"><text:span text:style-name="T1">Prévoir une charte graphique pour certaines pathologies visuelles, intégrer si possible la lecture par appareil pour déficients visuels</text:span></text:span><text:span text:style-name="T5"> </text:span></text:p>
      <text:p text:style-name="P1"><text:span text:style-name="Strong_20_Emphasis"/></text:p>
      <text:p text:style-name="P6"><text:span text:style-name="Strong_20_Emphasis">Quelles sont les réglementations et normes en matière de données à respecter ?</text:span></text:p>
      <text:p text:style-name="P1"><text:span text:style-name="Strong_20_Emphasis"><text:span text:style-name="T1">Les informations sur les musicien·ne·s RGPD</text:span></text:span><text:span text:style-name="T5"> </text:span></text:p>
      <text:p text:style-name="P1"><text:span text:style-name="Strong_20_Emphasis"/></text:p>
      <text:p text:style-name="P6"><text:span text:style-name="Strong_20_Emphasis">Quels sont les processus de traitement des données actuels et futurs ?</text:span></text:p>
      <text:p text:style-name="P1"><text:span text:style-name="Strong_20_Emphasis"><text:span text:style-name="T3">réponse</text:span></text:span></text:p>
      <text:p text:style-name="P1"><text:span text:style-name="Strong_20_Emphasis"><text:span text:style-name="T5"/></text:span></text:p>
      <text:p text:style-name="P2"><text:s/></text:p>
      <text:p text:style-name="P6"><text:span text:style-name="Strong_20_Emphasis">Y a-t-il des contraintes spécifiques à prendre en compte pour la gestion des données (volume, fréquence, etc.) ?</text:span></text:p>
      <text:p text:style-name="P1"><text:span text:style-name="Strong_20_Emphasis"><text:span text:style-name="T3">réponse</text:span></text:span></text:p>
      <text:p text:style-name="P1"><text:span text:style-name="Strong_20_Emphasis"/></text:p>
      <text:p text:style-name="P7"><text:span text:style-name="Strong_20_Emphasis"><text:span text:style-name="T6">Quels sont les besoins en termes de suivi et de reporting ?</text:span></text:span></text:p>
      <text:p text:style-name="P1"><text:span text:style-name="Strong_20_Emphasis"><text:span text:style-name="T1">Indicateurs de qualité des données</text:span></text:span></text:p>
      <text:p text:style-name="P1"><text:span text:style-name="Strong_20_Emphasis"><text:span text:style-name="T1">Statistiques </text:span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éphanie Parcollet</meta:initial-creator>
    <meta:creation-date>2025-02-28T16:11:50.86</meta:creation-date>
    <dc:date>2025-03-04T09:47:56.45</dc:date>
    <dc:creator>Stéphanie Parcollet</dc:creator>
    <meta:editing-duration>P3DT17H36M5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" meta:paragraph-count="36" meta:word-count="339" meta:character-count="2191"/>
  </office:meta>
</office:document-meta>
</file>